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Genre</text:p>
          </table:table-cell>
        </table:table-row>
        <table:table-row table:style-name="ro1" table:visibility="filter">
          <table:table-cell office:value-type="string" calcext:value-type="string">
            <text:p>Touitou</text:p>
          </table:table-cell>
          <table:table-cell office:value-type="float" office:value="30" calcext:value-type="float">
            <text:p>3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éminin</text:p>
          </table:table-cell>
        </table:table-row>
        <table:table-row table:style-name="ro1">
          <table:table-cell office:value-type="string" calcext:value-type="string">
            <text:p>Ouégraogo</text:p>
          </table:table-cell>
          <table:table-cell office:value-type="float" office:value="31" calcext:value-type="float">
            <text:p>3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Féminin</text:p>
          </table:table-cell>
        </table:table-row>
        <table:table-row table:style-name="ro1" table:visibility="filter">
          <table:table-cell office:value-type="string" calcext:value-type="string">
            <text:p>Dupont</text:p>
          </table:table-cell>
          <table:table-cell office:value-type="float" office:value="35" calcext:value-type="float">
            <text:p>3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Masculin</text:p>
          </table:table-cell>
        </table:table-row>
        <table:table-row table:style-name="ro1" table:visibility="filter">
          <table:table-cell office:value-type="string" calcext:value-type="string">
            <text:p>Durant</text:p>
          </table:table-cell>
          <table:table-cell office:value-type="float" office:value="28" calcext:value-type="float">
            <text:p>2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Masculin</text:p>
          </table:table-cell>
        </table:table-row>
        <table:table-row table:style-name="ro1" table:visibility="filter">
          <table:table-cell office:value-type="string" calcext:value-type="string">
            <text:p>Sanou</text:p>
          </table:table-cell>
          <table:table-cell office:value-type="float" office:value="28" calcext:value-type="float">
            <text:p>2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éminin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Genre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&gt;30</text:p>
          </table:table-cell>
          <table:table-cell table:style-name="Default"/>
          <table:table-cell table:style-name="Default" office:value-type="string" calcext:value-type="string">
            <text:p>Féminin</text:p>
          </table:table-cell>
        </table:table-row>
      </table:table>
      <table:named-expressions/>
      <table:database-ranges>
        <table:database-range table:name="exemple" table:target-range-address="Feuille1.A1:Feuille1.D6">
          <table:filter table:condition-source-range-address="Feuille1.A10:Feuille1.D11">
            <table:filter-and>
              <table:filter-condition table:field-number="1" table:value="30" table:operator="&gt;"/>
              <table:filter-condition table:field-number="3" table:value="Féminin" table:operator="="/>
            </table:filter-and>
          </table:filter>
        </table:database-range>
        <table:database-range table:name="__Anonymous_Sheet_DB__0" table:target-range-address="Feuille1.A10:Feuille1.D11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ressand </meta:initial-creator>
    <meta:creation-date>2015-03-18T15:58:32.297927366</meta:creation-date>
    <dc:date>2015-03-18T16:18:19.369618314</dc:date>
    <dc:creator>jbressand </dc:creator>
    <meta:editing-duration>PT16M10S</meta:editing-duration>
    <meta:editing-cycles>3</meta:editing-cycles>
    <meta:generator>LibreOffice/4.2.7.2$Linux_X86_64 LibreOffice_project/420m0$Build-2</meta:generator>
    <meta:document-statistic meta:table-count="1" meta:cell-count="30" meta:object-count="0"/>
  </office:meta>
</office:document-meta>
</file>